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Titus</text:p>
      <text:p text:style-name="P5">Additional Places mentioned: Jerusalem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 Biblical/</text:p>
      <text:p text:style-name="P2">36/</text:p>
      <text:p text:style-name="P2"/>
      <text:p text:style-name="P3">[Page 1]</text:p>
      <text:p text:style-name="P3">A Talmudical legend tells that the ninth of Ab/ was doomed, from an early stage in Jewish history,/ to be <text:span text:style-name="T2">conspicuous</text:span><text:span text:style-name="T4"> inauspicious to our race. <text:s/>When ten of the/ twelve men sent by Moses to explore the </text:span><text:span text:style-name="T2">Holy</text:span><text:span text:style-name="T4"> Land/ of promise, exaggerated the difficulties of conquering/ Canaan, and our people fearing to venture </text:span><text:span text:style-name="T2">upon</text:span><text:span text:style-name="T4">/ a battle, murmured and wept aloud, a superhuman/ voice spoke. <text:s/>It exclaimed so: "This same night/ on which you have shed tears without a just cause,/ will see you in future ages weep because of great/ disasters." <text:s/>The legend may have had its origin/ in much later times than the Rabbis claim, still/ the strange fact remains that even in post-Tal-/-mudic </text:span><text:span text:style-name="T2">times</text:span><text:span text:style-name="T4"> ages, sorrowful incidents, affecting </text:span><text:span text:style-name="T2">Hebrew</text:span><text:span text:style-name="T4"> whole/ communities of Hebrews, did take place on the ninth or tenth/ of the month of Ab. <text:s/>None, however, has/ equalled[sic!] in its widespread and long continued horrors,/ the event which happened in the year 70 of/ the vulgar era./</text:span></text:p>
      <text:p text:style-name="P3"><text:span text:style-name="T4">Immediately after Titus had ordered that the fire/ which was fast destroying the outer part of the Temple/</text:span></text:p>
      <text:p text:style-name="P3"><text:span text:style-name="T4"/></text:p>
      <text:p text:style-name="P3"><text:span text:style-name="T4">[Page 2]</text:span></text:p>
      <text:p text:style-name="P3"><text:span text:style-name="T4">be put out, a council of war was hastily/ summoned. <text:s/>Six of the highest officers in the army/ attended it. <text:s/>They were divided in their opinions/ as to the final disposition which should be made/ of the Temple. <text:s/></text:span><text:soft-page-break/><text:span text:style-name="T4">Some forcibly argued that so long/ as it was allowed to stand, the Jews would use/ it as a rallying point and never submit to terms./ <text:s/>It is said that Titus opposed those views and/ prevailed--the </text:span><text:span text:style-name="T2">grandeur</text:span><text:span text:style-name="T4"> magnificence of the edifice on whose em-/-bellishment countless treasures had been spent, had/ excited the ambition of the victor. <text:s/>He would leave/ it, as the grandest trophy of his conquest, but the/ Jews had otherwise determined. <text:s/>They </text:span><text:span text:style-name="T2">would</text:span><text:span text:style-name="T4"> resolved to pro-/-tect the sanctuary from heathen intrusion, or/ perish with it. <text:s/>Having recovered from the/ bewilderment by which they were at first seized at the/ sight of the conflagration, they attacked the/ Roman guards, and compelled a precipitate/ flight. <text:s/>Titus </text:span><text:span text:style-name="T2">came</text:span><text:span text:style-name="T4"> ran to the rescue and forced the/ Jews to retreat, but they rushed on again to the/ bloody struggle. <text:s/>Overpowered once more by a/ superior number, and exhausted by starvation,/</text:span></text:p>
      <text:p text:style-name="P3"><text:span text:style-name="T4"/></text:p>
      <text:p text:style-name="P3"><text:span text:style-name="T4">[Page 3]</text:span></text:p>
      <text:p text:style-name="P3"><text:span text:style-name="T4">they were </text:span><text:span text:style-name="T2">thrust by the bayonets</text:span><text:span text:style-name="T4"> driven into the </text:span><text:span text:style-name="T2">interior</text:span><text:span text:style-name="T4"> inner/ part of the Temple. <text:s/>The evening of August the/ 10th, corresponding with the ninth or tenth of Ab,/ had come on; darkness had put </text:span><text:span text:style-name="T2">a stop</text:span><text:span text:style-name="T4"> an end to the </text:span><text:span text:style-name="T2">clank-</text:span><text:span text:style-name="T4"> deadly/ </text:span><text:span text:style-name="T2">-ing</text:span><text:span text:style-name="T4"> clang of </text:span><text:span text:style-name="T2">the</text:span><text:span text:style-name="T4"> wood swords and the whizzing of javelins./ <text:s/>Roman guards stationed in the holy House paced it/ </text:span><text:span text:style-name="T2">up</text:span><text:span text:style-name="T4"> to and </text:span><text:span text:style-name="T2">down</text:span><text:span text:style-name="T4"> fro; others were busy in quenching the fire/ still smoldering in some of the cloisters, when they/ suddenly felt the sharp steel in the hands of the Jews pierce their bodies./ <text:s/>A terrific fight ensued, and with it a shriek that/ echoed from mountain to mountain. <text:s/>A Roman/ soldier furious because of the unexpected </text:span><text:span text:style-name="T2">attack</text:span><text:span text:style-name="T4"> onslaught, had/ mounted upon the shoulders of another, and thrown/ a blazing brand into a gilded window, communicating/ with the interior of the sanctuary. <text:s/>The flames spread/ wildly, and in their midst Jews and Romans throt-/-tled one another, trampled upon each other. <text:s/>The/ defenders and the assailants, stirred by irreconcilable/ hatred, breathed but revenge. <text:s/>Then forward pressed/ new destroyers hurling fire brands; madly dashed on/ fresh legions to hew into pieces women and children,/</text:span></text:p>
      <text:p text:style-name="P3"><text:span text:style-name="T4"/></text:p>
      <text:p text:style-name="P3"><text:span text:style-name="T4">[Page 4]</text:span></text:p>
      <text:p text:style-name="P3"><text:span text:style-name="T4">together they </text:span><text:span text:style-name="T2">lay</text:span><text:span text:style-name="T4"> swam in rivers of blood/ with the helpless hoary headed sires. <text:s/>Titus awakened/ from his sleep, </text:span><text:span text:style-name="T2">thundered down</text:span><text:span text:style-name="T4"> rushed to the scene of/ carnage. <text:s/>He commands that order be restored, none/ hears. <text:s/>He demands that the conflagration be/ quenched, none obeys. <text:s/>His voice is drowned in/ the shouts of </text:span><text:span text:style-name="T2">an infuriated</text:span><text:span text:style-name="T4"> loose soldiery, </text:span><text:span text:style-name="T2">thirsting for</text:span><text:span text:style-name="T4"> bent upon/ plunder; in the cries of despairing thousands/ </text:span><text:span text:style-name="T2">ghastly with</text:span><text:span text:style-name="T4"> agonized with </text:span><text:span text:style-name="T2">from</text:span><text:span text:style-name="T4"> terror; in the crash of buildings en-/-ve</text:span><text:span text:style-name="T2">l</text:span><text:span text:style-name="T4">lopped in </text:span><text:span text:style-name="T2">volumes of</text:span><text:span text:style-name="T4"> columns of flames. <text:s/>Titus--the delight/ of mankind--as he has been flatteringly called, would have spared/ for his own triumph the gorgeous structure, whose golden surroundings spark-/-ling through sheets of fire, dazzled his vision, but no/ word of </text:span><text:span text:style-name="T2">mercy</text:span><text:span text:style-name="T4"> sparing pity for the unarmed lying in heaps round/ the altar of God, escaped his lips. <text:s/>His favored/ prisoner, who wrote such a history as might be/ stamped with an imperial seal, did not feel/ his hand tremble, and his pen refuse its wonted office,/ when about to record the last agonies of </text:span><text:span text:style-name="T2">a dying</text:span><text:span text:style-name="T4"> an expiring/ nation. <text:s/>Josephus could, without an outburst/ of Jewish anguish, tell posterity how some </text:span><text:span text:style-name="T2">priests</text:span><text:span text:style-name="T4"> servants/ of the Lord plunged into the flaming </text:span><text:span text:style-name="T2">fire</text:span><text:span text:style-name="T4"> abyss./</text:span></text:p>
      <text:p text:style-name="P3"><text:span text:style-name="T4"/></text:p>
      <text:p text:style-name="P3"><text:span text:style-name="T4">[Page 5]</text:span></text:p>
      <text:p text:style-name="P3"><text:span text:style-name="T4">With the coldness of a Chronicler of </text:span><text:span text:style-name="T2">d</text:span><text:span text:style-name="T4"> passing events,/ he could describe the wanton butchery made by Titus/ of priests, who, pining with hunger and thirst had trustingly sur-/-rendered. <text:s/>In the midst of thrilling </text:span><text:span text:style-name="T2">episd</text:span><text:span text:style-name="T4"> epi-/-sodes </text:span><text:span text:style-name="T2">of</text:span><text:span text:style-name="T4"> in the </text:span><text:span text:style-name="T2">last</text:span><text:span text:style-name="T4"> final hours of our political existence, the/ Romanized Jew could </text:span><text:span text:style-name="T2">describe</text:span><text:span text:style-name="T4"> detain us with the notions he entertained/ </text:span><text:span text:style-name="T2">about</text:span><text:span text:style-name="T4"> on an inevitable fate, and </text:span><text:span text:style-name="T2">the about</text:span><text:span text:style-name="T4"> on extraordinary signs of approaching/ evils, which his </text:span><text:span text:style-name="T2">people</text:span><text:span text:style-name="T4"> coreligionists did not heed, preferring the/ </text:span><text:span text:style-name="T2">prediction</text:span><text:span text:style-name="T4"> good prognostics of false prophets. </text:span><text:span text:style-name="T2">which occasioned sufferings</text:span><text:span text:style-name="T4">/</text:span><text:span text:style-name="T2">and death</text:span><text:span text:style-name="T4"> By a Jew, the pages that narrate the planting/ of the Roman Eagle where the Shekinah had hovered, the/ profanity of Roman </text:span><text:span text:style-name="T2">soldiers</text:span><text:span text:style-name="T4"> cohorts and their abominable/ sacrifices where Solomon had invoked the visible influence/ of Israel's God should have been traced in lines breathing/ the keenest mortification, the </text:span><text:soft-page-break/><text:span text:style-name="T4">most poignant grief./</text:span></text:p>
      <text:p text:style-name="P3"><text:span text:style-name="T4">About six centuries before the catastrophe delineated/ by Josephus had occurred, a man of his own tribe--/ a priest--had witnessed the burning of the Temple, and/ the dispersion of his people. <text:s/>He also had discovered/ the impossibility of coping with </text:span><text:span text:style-name="T2">the foreign</text:span><text:span text:style-name="T4"> a formidable heathen enemy,/ and had counselled[sic!] a temporary submission./</text:span></text:p>
      <text:p text:style-name="P3"><text:span text:style-name="T4"/></text:p>
      <text:p text:style-name="P3"><text:span text:style-name="T4">[Page 6]</text:span></text:p>
      <text:p text:style-name="P3"><text:span text:style-name="T4">He also pictured the downfall and desolation,/ the affliction and death, but in his protrait[sic!], the/ tears of him who pencilled[sic!] it are still seen to flow./ <text:s/>We </text:span><text:span text:style-name="T2">may</text:span><text:span text:style-name="T4"> hear yet his groans in his elegies. <text:s/>"Oh/ that my head were water, and my eye a fountain of/ tears; I would weep day and night over the slain/ of the daughter of my people" so mourned the priest/ of Anathoth--the </text:span><text:span text:style-name="T2">high souled</text:span><text:span text:style-name="T4"> deeply distressed patriot--Jeremiah. <text:s/>And in his im-/-mortal book of lamentations: "O wall of the daughter of/ Zion! <text:s/>Let thy tears run down like a </text:span><text:span text:style-name="T2">stream</text:span><text:span text:style-name="T4"> river day and night, give/ thyself no rest; let not the apple of thy eye be still./ <text:s/>Rise, cry out in the night, in the beginning of the watches,/ pour out thy heart before the face of the Lord, lift up/ towards Him thy hands because of the life of thy young/ children, that faint for hunger at the corner of/ </text:span><text:span text:style-name="T2">every</text:span><text:span text:style-name="T4"> all streets." <text:s/>Josephus could calmly relate that/ innumerable were his brethren sold as slaves; that the/ aged and the sick </text:span><text:span text:style-name="T2">who could not</text:span><text:span text:style-name="T4"> unfit to be so disposed of, the/ Roman sword cut to pieces; that among the insurgents/ the youngest and the handsomest were reserved to/ enhance the triumph, the rest were killed like/ cattle, that twelve thousand died of starvation,/</text:span></text:p>
      <text:p text:style-name="P3"><text:span text:style-name="T4"/></text:p>
      <text:p text:style-name="P3"><text:span text:style-name="T4">[Page 7]</text:span></text:p>
      <text:p text:style-name="P3"><text:span text:style-name="T4">that during the seige[sic!] over one million/ perished, and nearly hundred thousands were made/ prisoners and scattered through the world. <text:s/>Josephus could insult us,--who must/ </text:span><text:span text:style-name="T2">he</text:span><text:span text:style-name="T4"> read his history for want of another--by praising/ the </text:span><text:span text:style-name="T2">loving kindness</text:span><text:span text:style-name="T4"> long suffering and magnanimity of </text:span><text:span text:style-name="T2">Tiutus</text:span><text:span text:style-name="T4"> his patron, telling us in the same/ breath that </text:span><text:span text:style-name="T2">Caesar</text:span><text:span text:style-name="T4"> Titus sent multitudes of Jews to work in/ Egyptian mines, that others he destined for the/ arena, where they might fight with wild beasts,/ or kill each other as gladiators for the amusement of brutal spect-/ators..../</text:span></text:p>
      <text:p text:style-name="P3"><text:span text:style-name="T4">Jerusalem stormed, dismantled, razed to the ground "sitting soli-/tary like a widow, she that was a princess among/ provinces,"--as her true-hearted elegist painted her--Jeru-/-salem in her utter desolation could not offer any further/ resistance, yet no mercy was shown to the living;/ rapacity led a loos soldiery into caves and/ grottos in search of gold. <text:s/>Woe to those who/ had sought there a refuge! <text:s/>Still, two men,/ most prominent in the fatal war, had escaped./ <text:s/>They had unhappily headed two opposite functions,/ and caused untold misery, but they had stood/ shoulder to shoulder on the day of extreme danger./</text:span></text:p>
      <text:p text:style-name="P3"><text:span text:style-name="T4"/></text:p>
      <text:p text:style-name="P3"><text:span text:style-name="T4">[Page 8]</text:span></text:p>
      <text:p text:style-name="P3"><text:span text:style-name="T4">John of Giskala and Simon son of Gibras/ had sworn never to lay down their arms. <text:s/>Jose-/-hus, who calls the</text:span><text:span text:style-name="T2">at</text:span><text:span text:style-name="T4"> </text:span><text:span text:style-name="T2">always</text:span><text:span text:style-name="T4"> chiefs always by the/ names of "tyrants and robbers," is the </text:span><text:span text:style-name="T2">ma</text:span><text:span text:style-name="T4"> authority/ for the report of a proposition which Titus made/ to them. <text:s/></text:span><text:span text:style-name="T2">He</text:span><text:span text:style-name="T4"> The Roman general offered to spare their lives; and be/ a mild master, if they unconditionally surrendered. <text:s/>They did not/ accept the terms, and expressed the wish to retire/ in a desert. <text:s/>Their request being denied, they kept/ out of sight for a time, hiding </text:span><text:span text:style-name="T2">underground</text:span><text:span text:style-name="T4"> in deep caverns. <text:s/>But/ famine forced out John and his few followers./ <text:s/>Titus condemned the Galilean chief to life impris-/-sonment and finally had him transported to Italy, to drag/ there the chains in a low dungeon. <text:s/>Simon had/ tried to dig a passage underground, which <text:s/>might/ carry him beyond the reach of the Romans./ <text:s/>His labors were unsuccessful. <text:s/>Then clothed in/ white and with an upper mantle of purple,/ he walked in front of the Temple ruins. <text:s/>He/ looked like a ghostly apparition, but the Roman/ guards recognized him and bound him in fetters./</text:span></text:p>
      <text:p text:style-name="P3"><text:span text:style-name="T4"/></text:p>
      <text:p text:style-name="P3"><text:span text:style-name="T4">[Page 9]</text:span></text:p>
      <text:p text:style-name="P3"><text:soft-page-break/><text:span text:style-name="T4"><text:tab/>Meanwhile Titus, after having munificently/ rewarded his officers with the riches of rapine and/ pillage, visited the surrounding provinces and enter-/-tained their inhabitants with splendid shows in honor/ of the birth day of his father Vespasian and/ his brother Dornitian. <text:s/>"The delight of mankind,"/ had a vast number of Jews burnt above at those spectacles to/ illustrate the manner in which he had finally forced/ to submission from a city intolerably rebellious </text:span><text:span text:style-name="T2">to</text:span><text:span text:style-name="T4"> against his power. <text:s/>To/ add to the public diversion</text:span><text:span text:style-name="T2">s</text:span><text:span text:style-name="T4">, he had many Jews also/ thrown to ferocious animals amidst the ribald jests/ of a savage population. <text:s/>At length, in the/ spring of the year 71; he left the scene of his/ greatness, acquired by the horrors of a protracted/ war, by fire, plunder, and sacrilege, to receive/ the plaudits of a remorseless people, verging/ on dissolution, but still craving for military/ conquests. <text:s/>The glory which awaited Titus/ at the Capitol was jointly shared by Vespa-/-sian, and both were saluted Emperors. <text:s/>In/ the triumphal march, the trophies carried/ away from the sanctuary of the Eternal Lord,/</text:span></text:p>
      <text:p text:style-name="P3"><text:span text:style-name="T4"/></text:p>
      <text:p text:style-name="P3"><text:span text:style-name="T4">[Page 10]</text:span></text:p>
      <text:p text:style-name="P3"><text:span text:style-name="T4">were borne aloft--the golden table, and the golden/ candlestick with its seven branches, the silver trumpets/ and the censer. <text:s/>The scroll and the Law </text:span><text:span text:style-name="T2">adorned</text:span><text:span text:style-name="T4"> headed likewise/ the impious procession. <text:s/>The most notable prisoners/ followed, John of Giskala and Simon of Gioras being/ conspicuous. <text:s/>Arrived at the capital, the herald/ announced that the subjection of the </text:span><text:span text:style-name="T2">most obstinate</text:span><text:span text:style-name="T4"> proudest/ of all cities was completed by the execution of the/ most indomitable of her defenders, To Simon son/ of Gioras had fallen the lot of being dragged/ by a rope to the Forum scourged and then beheaded./ <text:s/>So writes Josephus: "When it was related that there was an end/ of him, and all the people had set up a shout of/ joy, they then began to offer those animal sacrifices which/ they had consecrated in the prayers used in such solemn-/-ities."....</text:span><text:span text:style-name="T2">They</text:span><text:span text:style-name="T4"> Strangers who visit the seven-hilled city strain/ their visions to trace in the triumphal arch of Titus the engravings/ of the Jerusalem trophies. </text:span><text:span text:style-name="T2">taken at Jerusalem.</text:span><text:span text:style-name="T4"> <text:s/>Time has blurred them,/ the Latin inscription may perhaps still be read: </text:span><text:span text:style-name="T2">Judea</text:span><text:span text:style-name="T4"> Judea/ </text:span><text:span text:style-name="T5">devicta, Judea capta</text:span><text:span text:style-name="T6">. <text:s/>Yes, conquered, but not/ crushed; in captivity but not self- debased./</text:span></text:p>
      <text:p text:style-name="P3"><text:span text:style-name="T6"/></text:p>
      <text:p text:style-name="P3"><text:span text:style-name="T6">[Page 11]</text:span></text:p>
      <text:p text:style-name="P3"><text:span text:style-name="T6"><text:tab/>Israel has outlived </text:span><text:span text:style-name="T3">the death of</text:span><text:span text:style-name="T6"> his country,/ because he draws vitality from the spirit/ of the Torah--ever quickening, imperishable. <text:s/>Israel/ conscious of a sublimer possession than that of a trust/ of land, has not lost his national character. <text:s/>But Rome,/ that Rome which stole our precious relics to adorn/ Jupiter Capitolinus is dead beyond resurrection./ <text:s/>The silver trumpets of the Jerusalem Temple might sound/ again, but never will she rise from her sepulchre,/ Israel alone is </text:span><text:span text:style-name="T3">everlasting</text:span><text:span text:style-name="T6"> deathless, as his God is eternal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0T12:34:01.32</meta:creation-date>
    <meta:document-statistic meta:table-count="0" meta:image-count="0" meta:object-count="0" meta:page-count="5" meta:paragraph-count="88" meta:word-count="2208" meta:character-count="13590"/>
    <dc:date>2012-12-20T14:29:28.06</dc:date>
    <meta:editing-duration>PT54S</meta:editing-duration>
    <meta:editing-cycles>1</meta:editing-cycles>
    <meta:generator>OpenOffice.org/3.4.1$Win32 OpenOffice.org_project/341m1$Build-9593</meta:generator>
  </office:meta>
</office:document-meta>
</file>